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pressionPointcut.setExpression( @ Nullable String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ExpressionPointcut.setLocation( @ Nullable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Pointcu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Pointcut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Pointcut.onSetExpression( @ Nullable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